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5.15pt"/>
    </style:style>
    <style:style style:name="co2" style:family="table-column">
      <style:table-column-properties fo:break-before="auto" style:column-width="52.64pt"/>
    </style:style>
    <style:style style:name="co3" style:family="table-column">
      <style:table-column-properties fo:break-before="auto" style:column-width="55.59pt"/>
    </style:style>
    <style:style style:name="co4" style:family="table-column">
      <style:table-column-properties fo:break-before="auto" style:column-width="48.16pt"/>
    </style:style>
    <style:style style:name="co5" style:family="table-column">
      <style:table-column-properties fo:break-before="auto" style:column-width="101.91pt"/>
    </style:style>
    <style:style style:name="co6" style:family="table-column">
      <style:table-column-properties fo:break-before="auto" style:column-width="45.89pt"/>
    </style:style>
    <style:style style:name="co7" style:family="table-column">
      <style:table-column-properties fo:break-before="auto" style:column-width="81.75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</office:automatic-styles>
  <office:body>
    <office:spreadsheet>
      <table:table table:name="Лист1_2" table:style-name="ta1" table:print="false">
        <table:shapes>
          <draw:frame draw:z-index="4" draw:style-name="gr1" draw:text-style-name="P1" svg:width="643.01pt" svg:height="452.92pt" svg:x="484.44pt" svg:y="382.03pt">
            <loext:p draw:notify-on-update-of-ranges="Лист1_2.A17:Лист1_2.A17 Лист1_2.J17:Лист1_2.J17 Лист1_2.A50:Лист1_2.A50 Лист1_2.J50:Лист1_2.J50 Лист1_2.A77:Лист1_2.A77 Лист1_2.J77:Лист1_2.J77 Лист1_2.A97:Лист1_2.A97 Лист1_2.J97:Лист1_2.J9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8" table:number-columns-repeated="3" table:default-cell-style-name="Default"/>
        <table:table-column table:style-name="co9" table:number-columns-repeated="6" table:default-cell-style-name="Default"/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outpCyb</text:p>
          </table:table-cell>
          <table:table-cell office:value-type="string" calcext:value-type="string">
            <text:p>&lt;==</text:p>
          </table:table-cell>
          <table:table-cell table:number-columns-repeated="6"/>
          <table:table-cell office:value-type="string" calcext:value-type="string">
            <text:p>FFT1D flo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profile: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ach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a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econds,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Ks/call</text:p>
          </table:table-cell>
          <table:table-cell office:value-type="string" calcext:value-type="string">
            <text:p>nam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92.61" calcext:value-type="float">
            <text:p>92.61</text:p>
          </table:table-cell>
          <table:table-cell table:number-columns-repeated="2" office:value-type="float" office:value="4516.97" calcext:value-type="float">
            <text:p>4516.97</text:p>
          </table:table-cell>
          <table:table-cell office:value-type="string" calcext:value-type="string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ve3_</text:p>
          </table:table-cell>
          <table:table-cell table:formula="of:=[.D7]/[.E7]" office:value-type="float" office:value="1.88207083333333" calcext:value-type="float">
            <text:p>1.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Cyberia</text:p>
          </table:table-cell>
          <table:table-cell table:style-name="ce1" office:value-type="string" calcext:value-type="string">
            <text:p>01,02,1939</text:p>
          </table:table-cell>
          <table:table-cell office:value-type="float" office:value="4633.44" calcext:value-type="float">
            <text:p>4633.44</text:p>
          </table:table-cell>
          <table:table-cell office:value-type="float" office:value="116.47" calcext:value-type="float">
            <text:p>116.47</text:p>
          </table:table-cell>
          <table:table-cell office:value-type="string" calcext:value-type="string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_d_</text:p>
          </table:table-cell>
          <table:table-cell table:formula="of:=[.D8]/[.E8]" office:value-type="float" office:value="0.0485291666666667" calcext:value-type="float">
            <text:p>0.0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Cyberia</text:p>
          </table:table-cell>
          <table:table-cell table:style-name="ce1" office:value-type="string" calcext:value-type="string">
            <text:p>01,01,1998</text:p>
          </table:table-cell>
          <table:table-cell office:value-type="float" office:value="4730.09" calcext:value-type="float">
            <text:p>4730.09</text:p>
          </table:table-cell>
          <table:table-cell office:value-type="float" office:value="96.65" calcext:value-type="float">
            <text:p>96.65</text:p>
          </table:table-cell>
          <table:table-cell office:value-type="string" calcext:value-type="string">
            <text:p>267517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qr_</text:p>
          </table:table-cell>
          <table:table-cell table:formula="of:=[.D9]/[.E9]" office:value-type="float" office:value="0.000000361284651515553" calcext:value-type="float">
            <text:p>0.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Cyberia</text:p>
          </table:table-cell>
          <table:table-cell table:style-name="ce1" office:value-type="string" calcext:value-type="string">
            <text:p>01,01,2029</text:p>
          </table:table-cell>
          <table:table-cell office:value-type="float" office:value="4792.95" calcext:value-type="float">
            <text:p>4792.95</text:p>
          </table:table-cell>
          <table:table-cell office:value-type="float" office:value="62.85" calcext:value-type="float">
            <text:p>62.85</text:p>
          </table:table-cell>
          <table:table-cell office:value-type="string" calcext:value-type="string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ergy_</text:p>
          </table:table-cell>
          <table:table-cell table:formula="of:=[.D10]/[.E10]" office:value-type="float" office:value="0.052375" calcext:value-type="float">
            <text:p>0.0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57" calcext:value-type="float">
            <text:p>0.57</text:p>
          </table:table-cell>
          <table:table-cell office:value-type="float" office:value="4820.96" calcext:value-type="float">
            <text:p>4820.96</text:p>
          </table:table-cell>
          <table:table-cell office:value-type="float" office:value="28.01" calcext:value-type="float">
            <text:p>28.01</text:p>
          </table:table-cell>
          <table:table-cell office:value-type="string" calcext:value-type="string">
            <text:p>1</text:p>
          </table:table-cell>
          <table:table-cell office:value-type="float" office:value="0.03" calcext:value-type="float">
            <text:p>0.03</text:p>
          </table:table-cell>
          <table:table-cell table:style-name="ce1" office:value-type="string" calcext:value-type="string">
            <text:p>01,04,1988</text:p>
          </table:table-cell>
          <table:table-cell office:value-type="string" calcext:value-type="string">
            <text:p>MAIN__</text:p>
          </table:table-cell>
          <table:table-cell table:formula="of:=[.D11]/[.E11]" office:value-type="float" office:value="28.01" calcext:value-type="float">
            <text:p>28.0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36" calcext:value-type="float">
            <text:p>0.36</text:p>
          </table:table-cell>
          <table:table-cell office:value-type="float" office:value="4838.62" calcext:value-type="float">
            <text:p>4838.62</text:p>
          </table:table-cell>
          <table:table-cell office:value-type="float" office:value="17.66" calcext:value-type="float">
            <text:p>17.66</text:p>
          </table:table-cell>
          <table:table-cell office:value-type="string" calcext:value-type="string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1_</text:p>
          </table:table-cell>
          <table:table-cell table:formula="of:=[.D12]/[.E12]" office:value-type="float" office:value="0.0147166666666667" calcext:value-type="float">
            <text:p>0.0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32" calcext:value-type="float">
            <text:p>0.32</text:p>
          </table:table-cell>
          <table:table-cell office:value-type="float" office:value="4854.32" calcext:value-type="float">
            <text:p>4854.32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transferpart_</text:p>
          </table:table-cell>
          <table:table-cell table:formula="of:=[.D13]/[.E13]" office:value-type="float" office:value="0.00654166666666667" calcext:value-type="float">
            <text:p>0.0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9" calcext:value-type="float">
            <text:p>0.09</text:p>
          </table:table-cell>
          <table:table-cell office:value-type="float" office:value="4858.86" calcext:value-type="float">
            <text:p>4858.86</text:p>
          </table:table-cell>
          <table:table-cell office:value-type="float" office:value="4.54" calcext:value-type="float">
            <text:p>4.54</text:p>
          </table:table-cell>
          <table:table-cell office:value-type="string" calcext:value-type="string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2_</text:p>
          </table:table-cell>
          <table:table-cell table:formula="of:=[.D14]/[.E14]" office:value-type="float" office:value="0.00378333333333333" calcext:value-type="float">
            <text:p>0.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9" calcext:value-type="float">
            <text:p>0.09</text:p>
          </table:table-cell>
          <table:table-cell office:value-type="float" office:value="4863.24" calcext:value-type="float">
            <text:p>4863.24</text:p>
          </table:table-cell>
          <table:table-cell office:value-type="float" office:value="4.38" calcext:value-type="float">
            <text:p>4.38</text:p>
          </table:table-cell>
          <table:table-cell office:value-type="string" calcext:value-type="string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mpsort_</text:p>
          </table:table-cell>
          <table:table-cell table:formula="of:=[.D15]/[.E15]" office:value-type="float" office:value="0.438" calcext:value-type="float">
            <text:p>0.4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7" calcext:value-type="float">
            <text:p>0.07</text:p>
          </table:table-cell>
          <table:table-cell office:value-type="float" office:value="4866.47" calcext:value-type="float">
            <text:p>4866.47</text:p>
          </table:table-cell>
          <table:table-cell office:value-type="float" office:value="3.23" calcext:value-type="float">
            <text:p>3.23</text:p>
          </table:table-cell>
          <table:table-cell office:value-type="string" calcext:value-type="string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cdens2d_</text:p>
          </table:table-cell>
          <table:table-cell table:formula="of:=[.D16]/[.E16]" office:value-type="float" office:value="0.0576785714285714" calcext:value-type="float">
            <text:p>0.0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6" calcext:value-type="float">
            <text:p>0.06</text:p>
          </table:table-cell>
          <table:table-cell office:value-type="float" office:value="4869.36" calcext:value-type="float">
            <text:p>4869.36</text:p>
          </table:table-cell>
          <table:table-cell office:value-type="float" office:value="2.89" calcext:value-type="float">
            <text:p>2.89</text:p>
          </table:table-cell>
          <table:table-cell office:value-type="string" calcext:value-type="string">
            <text:p>866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ier_</text:p>
          </table:table-cell>
          <table:table-cell table:formula="of:=[.D17]/[.E17]" office:value-type="float" office:value="0.00000333545694606024" calcext:value-type="float">
            <text:p>0.000</text:p>
          </table:table-cell>
          <table:table-cell table:formula="of:=1190/[.I17]/1000000000" office:value-type="float" office:value="0.356772705882353" calcext:value-type="float">
            <text:p>0.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5" calcext:value-type="float">
            <text:p>0.05</text:p>
          </table:table-cell>
          <table:table-cell office:value-type="float" office:value="4871.8" calcext:value-type="float">
            <text:p>4871.8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1_</text:p>
          </table:table-cell>
          <table:table-cell table:formula="of:=[.D18]/[.E18]" office:value-type="float" office:value="0.00204166666666667" calcext:value-type="float">
            <text:p>0.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4" calcext:value-type="float">
            <text:p>0.04</text:p>
          </table:table-cell>
          <table:table-cell office:value-type="float" office:value="4873.66" calcext:value-type="float">
            <text:p>4873.66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2_</text:p>
          </table:table-cell>
          <table:table-cell table:formula="of:=[.D19]/[.E19]" office:value-type="float" office:value="0.00155" calcext:value-type="float">
            <text:p>0.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2" calcext:value-type="float">
            <text:p>0.02</text:p>
          </table:table-cell>
          <table:table-cell office:value-type="float" office:value="4874.54" calcext:value-type="float">
            <text:p>4874.54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_</text:p>
          </table:table-cell>
          <table:table-cell table:formula="of:=[.D20]/[.E20]" office:value-type="float" office:value="0.22" calcext:value-type="float">
            <text:p>0.220</text:p>
          </table:table-cell>
          <table:table-cell table:number-columns-repeated="2"/>
          <table:table-cell>
            <draw:frame table:end-cell-address="Лист1_2.O36" table:end-x="49.01pt" table:end-y="4.68pt" draw:z-index="0" draw:style-name="gr2" draw:text-style-name="P2" svg:width="226.97pt" svg:height="198.94pt" svg:x="14.29pt" svg:y="10.54pt">
              <loext:p draw:notify-on-update-of-ranges="Лист1_2.A13:Лист1_2.A13 Лист1_2.I13:Лист1_2.I13 Лист1_2.A39:Лист1_2.A39 Лист1_2.I39:Лист1_2.I39 Лист1_2.A65:Лист1_2.A65 Лист1_2.I65:Лист1_2.I65 Лист1_2.A95:Лист1_2.A95 Лист1_2.I95:Лист1_2.I95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1" calcext:value-type="float">
            <text:p>0.01</text:p>
          </table:table-cell>
          <table:table-cell office:value-type="float" office:value="4875.25" calcext:value-type="float">
            <text:p>4875.25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3d_</text:p>
          </table:table-cell>
          <table:table-cell table:formula="of:=[.D21]/[.E21]" office:value-type="float" office:value="0.0591666666666667" calcext:value-type="float">
            <text:p>0.0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1" calcext:value-type="float">
            <text:p>0.01</text:p>
          </table:table-cell>
          <table:table-cell office:value-type="float" office:value="4875.75" calcext:value-type="float">
            <text:p>4875.7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nssort_</text:p>
          </table:table-cell>
          <table:table-cell table:formula="of:=[.D22]/[.E22]" office:value-type="float" office:value="0.0625" calcext:value-type="float">
            <text:p>0.0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1" calcext:value-type="float">
            <text:p>0.01</text:p>
          </table:table-cell>
          <table:table-cell office:value-type="float" office:value="4876.02" calcext:value-type="float">
            <text:p>4876.02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gather_</text:p>
          </table:table-cell>
          <table:table-cell table:formula="of:=[.D23]/[.E23]" office:value-type="float" office:value="0.0225" calcext:value-type="float">
            <text:p>0.0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1" calcext:value-type="float">
            <text:p>0.01</text:p>
          </table:table-cell>
          <table:table-cell office:value-type="float" office:value="4876.28" calcext:value-type="float">
            <text:p>4876.28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rt_</text:p>
          </table:table-cell>
          <table:table-cell table:formula="of:=[.D24]/[.E24]" office:value-type="float" office:value="0.26" calcext:value-type="float">
            <text:p>0.260</text:p>
          </table:table-cell>
          <table:table-cell table:number-columns-repeated="8"/>
          <table:table-cell>
            <draw:frame table:end-cell-address="Лист1_2.AA58" table:end-x="9.41pt" table:end-y="2.1pt" draw:z-index="1" draw:style-name="gr2" draw:text-style-name="P2" svg:width="585.3pt" svg:height="433.56pt" svg:x="0.11pt" svg:y="3.8pt">
              <loext:p draw:notify-on-update-of-ranges="Лист1_2.A17:Лист1_2.A17 Лист1_2.I17:Лист1_2.I17 Лист1_2.A50:Лист1_2.A50 Лист1_2.I50:Лист1_2.I50 Лист1_2.A77:Лист1_2.A77 Лист1_2.I77:Лист1_2.I77 Лист1_2.A97:Лист1_2.A97 Лист1_2.I97:Лист1_2.I97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1" calcext:value-type="float">
            <text:p>0.01</text:p>
          </table:table-cell>
          <table:table-cell office:value-type="float" office:value="4876.54" calcext:value-type="float">
            <text:p>4876.54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acos</text:p>
          </table:table-cell>
          <table:table-cell table:number-columns-repeated="3"/>
          <table:table-cell table:formula="of:=[.D25]/[.E25]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" calcext:value-type="float">
            <text:p>0</text:p>
          </table:table-cell>
          <table:table-cell office:value-type="float" office:value="4876.75" calcext:value-type="float">
            <text:p>4876.75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19660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05dde_</text:p>
          </table:table-cell>
          <table:table-cell table:formula="of:=[.D26]/[.E26]" office:value-type="float" office:value="0.000000106813153276875" calcext:value-type="float">
            <text:p>0.000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D27]/[.E27]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outpJSCC</text:p>
          </table:table-cell>
          <table:table-cell office:value-type="string" calcext:value-type="string">
            <text:p>&lt;==</text:p>
          </table:table-cell>
          <table:table-cell table:number-columns-repeated="5"/>
          <table:table-cell table:formula="of:=[.D28]/[.E28]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profile:</text:p>
          </table:table-cell>
          <table:table-cell table:number-columns-repeated="6"/>
          <table:table-cell table:formula="of:=[.D29]/[.E29]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D30]/[.E30]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ach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a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econds,</text:p>
          </table:table-cell>
          <table:table-cell table:number-columns-repeated="2"/>
          <table:table-cell table:formula="of:=[.D31]/[.E31]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table:formula="of:=[.D32]/[.E32]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Ks/call</text:p>
          </table:table-cell>
          <table:table-cell office:value-type="string" calcext:value-type="string">
            <text:p>name</text:p>
          </table:table-cell>
          <table:table-cell table:formula="of:=[.D33]/[.E33]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65.19" calcext:value-type="float">
            <text:p>65.19</text:p>
          </table:table-cell>
          <table:table-cell table:number-columns-repeated="2" office:value-type="float" office:value="13125.22" calcext:value-type="float">
            <text:p>13125.22</text:p>
          </table:table-cell>
          <table:table-cell office:value-type="string" calcext:value-type="string">
            <text:p>14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ve3_</text:p>
          </table:table-cell>
          <table:table-cell table:formula="of:=[.D34]/[.E34]" office:value-type="float" office:value="0.878058603157613" calcext:value-type="float">
            <text:p>0.8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22.87" calcext:value-type="float">
            <text:p>22.87</text:p>
          </table:table-cell>
          <table:table-cell office:value-type="float" office:value="17729.17" calcext:value-type="float">
            <text:p>17729.17</text:p>
          </table:table-cell>
          <table:table-cell office:value-type="float" office:value="4603.95" calcext:value-type="float">
            <text:p>4603.95</text:p>
          </table:table-cell>
          <table:table-cell office:value-type="string" calcext:value-type="string">
            <text:p>2811821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qr_</text:p>
          </table:table-cell>
          <table:table-cell table:formula="of:=[.D35]/[.E35]" office:value-type="float" office:value="0.00000163735503307819" calcext:value-type="float">
            <text:p>0.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МВС-100К</text:p>
          </table:table-cell>
          <table:table-cell table:style-name="ce1" office:value-type="string" calcext:value-type="string">
            <text:p>01,04,2017</text:p>
          </table:table-cell>
          <table:table-cell office:value-type="float" office:value="18568.78" calcext:value-type="float">
            <text:p>18568.78</text:p>
          </table:table-cell>
          <table:table-cell office:value-type="float" office:value="839.61" calcext:value-type="float">
            <text:p>839.61</text:p>
          </table:table-cell>
          <table:table-cell office:value-type="string" calcext:value-type="string">
            <text:p>14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_d_</text:p>
          </table:table-cell>
          <table:table-cell table:formula="of:=[.D36]/[.E36]" office:value-type="float" office:value="0.0561687182231737" calcext:value-type="float">
            <text:p>0.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МВС-100К</text:p>
          </table:table-cell>
          <table:table-cell table:style-name="ce1" office:value-type="string" calcext:value-type="string">
            <text:p>01,02,2022</text:p>
          </table:table-cell>
          <table:table-cell office:value-type="float" office:value="19016.37" calcext:value-type="float">
            <text:p>19016.37</text:p>
          </table:table-cell>
          <table:table-cell office:value-type="float" office:value="447.6" calcext:value-type="float">
            <text:p>447.6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ergy_</text:p>
          </table:table-cell>
          <table:table-cell table:formula="of:=[.D37]/[.E37]" office:value-type="float" office:value="0.0598956242472902" calcext:value-type="float">
            <text:p>0.0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МВС-100К</text:p>
          </table:table-cell>
          <table:table-cell table:style-name="ce1" office:value-type="string" calcext:value-type="string">
            <text:p>01,01,1974</text:p>
          </table:table-cell>
          <table:table-cell office:value-type="float" office:value="19367.65" calcext:value-type="float">
            <text:p>19367.65</text:p>
          </table:table-cell>
          <table:table-cell office:value-type="float" office:value="351.27" calcext:value-type="float">
            <text:p>351.27</text:p>
          </table:table-cell>
          <table:table-cell office:value-type="string" calcext:value-type="string">
            <text:p>__intel_new_memcpy</text:p>
          </table:table-cell>
          <table:table-cell table:number-columns-repeated="3"/>
          <table:table-cell table:formula="of:=[.D38]/[.E38]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8" calcext:value-type="float">
            <text:p>0.8</text:p>
          </table:table-cell>
          <table:table-cell office:value-type="float" office:value="19528.58" calcext:value-type="float">
            <text:p>19528.58</text:p>
          </table:table-cell>
          <table:table-cell office:value-type="float" office:value="160.93" calcext:value-type="float">
            <text:p>160.93</text:p>
          </table:table-cell>
          <table:table-cell office:value-type="string" calcext:value-type="string">
            <text:p>14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transferpart_</text:p>
          </table:table-cell>
          <table:table-cell table:formula="of:=[.D39]/[.E39]" office:value-type="float" office:value="0.0107667090386031" calcext:value-type="float">
            <text:p>0.0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67" calcext:value-type="float">
            <text:p>0.67</text:p>
          </table:table-cell>
          <table:table-cell office:value-type="float" office:value="19663.15" calcext:value-type="float">
            <text:p>19663.15</text:p>
          </table:table-cell>
          <table:table-cell office:value-type="float" office:value="134.57" calcext:value-type="float">
            <text:p>134.57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reducep_</text:p>
          </table:table-cell>
          <table:table-cell table:formula="of:=[.D40]/[.E40]" office:value-type="float" office:value="0.0180074936437843" calcext:value-type="float">
            <text:p>0.0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54" calcext:value-type="float">
            <text:p>0.54</text:p>
          </table:table-cell>
          <table:table-cell office:value-type="float" office:value="19772.29" calcext:value-type="float">
            <text:p>19772.29</text:p>
          </table:table-cell>
          <table:table-cell office:value-type="float" office:value="109.14" calcext:value-type="float">
            <text:p>109.14</text:p>
          </table:table-cell>
          <table:table-cell office:value-type="string" calcext:value-type="string">
            <text:p>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h1_</text:p>
          </table:table-cell>
          <table:table-cell table:formula="of:=[.D41]/[.E41]" office:value-type="float" office:value="0.0146026224244046" calcext:value-type="float">
            <text:p>0.0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39" calcext:value-type="float">
            <text:p>0.39</text:p>
          </table:table-cell>
          <table:table-cell office:value-type="float" office:value="19851.47" calcext:value-type="float">
            <text:p>19851.47</text:p>
          </table:table-cell>
          <table:table-cell office:value-type="float" office:value="79.18" calcext:value-type="float">
            <text:p>79.18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e_</text:p>
          </table:table-cell>
          <table:table-cell table:formula="of:=[.D42]/[.E42]" office:value-type="float" office:value="0.0105954770507159" calcext:value-type="float">
            <text:p>0.0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28" calcext:value-type="float">
            <text:p>0.28</text:p>
          </table:table-cell>
          <table:table-cell office:value-type="float" office:value="19908.73" calcext:value-type="float">
            <text:p>19908.73</text:p>
          </table:table-cell>
          <table:table-cell office:value-type="float" office:value="57.26" calcext:value-type="float">
            <text:p>57.26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h2_</text:p>
          </table:table-cell>
          <table:table-cell table:formula="of:=[.D43]/[.E43]" office:value-type="float" office:value="0.00766225076943664" calcext:value-type="float">
            <text:p>0.0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23" calcext:value-type="float">
            <text:p>0.23</text:p>
          </table:table-cell>
          <table:table-cell office:value-type="float" office:value="19954.97" calcext:value-type="float">
            <text:p>19954.97</text:p>
          </table:table-cell>
          <table:table-cell office:value-type="float" office:value="46.24" calcext:value-type="float">
            <text:p>46.24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2_</text:p>
          </table:table-cell>
          <table:table-cell table:formula="of:=[.D44]/[.E44]" office:value-type="float" office:value="0.00618760872474241" calcext:value-type="float">
            <text:p>0.0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2" calcext:value-type="float">
            <text:p>0.2</text:p>
          </table:table-cell>
          <table:table-cell office:value-type="float" office:value="19995.26" calcext:value-type="float">
            <text:p>19995.26</text:p>
          </table:table-cell>
          <table:table-cell office:value-type="float" office:value="40.29" calcext:value-type="float">
            <text:p>40.29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1_</text:p>
          </table:table-cell>
          <table:table-cell table:formula="of:=[.D45]/[.E45]" office:value-type="float" office:value="0.00539140907266158" calcext:value-type="float">
            <text:p>0.0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14" calcext:value-type="float">
            <text:p>0.14</text:p>
          </table:table-cell>
          <table:table-cell office:value-type="float" office:value="20023.34" calcext:value-type="float">
            <text:p>20023.34</text:p>
          </table:table-cell>
          <table:table-cell office:value-type="float" office:value="28.08" calcext:value-type="float">
            <text:p>28.08</text:p>
          </table:table-cell>
          <table:table-cell office:value-type="string" calcext:value-type="string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19.78" calcext:value-type="float">
            <text:p>19.78</text:p>
          </table:table-cell>
          <table:table-cell office:value-type="string" calcext:value-type="string">
            <text:p>MAIN__</text:p>
          </table:table-cell>
          <table:table-cell table:formula="of:=[.D46]/[.E46]" office:value-type="float" office:value="28.08" calcext:value-type="float">
            <text:p>28.0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11" calcext:value-type="float">
            <text:p>0.11</text:p>
          </table:table-cell>
          <table:table-cell office:value-type="float" office:value="20045.49" calcext:value-type="float">
            <text:p>20045.49</text:p>
          </table:table-cell>
          <table:table-cell office:value-type="float" office:value="22.15" calcext:value-type="float">
            <text:p>22.15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1_</text:p>
          </table:table-cell>
          <table:table-cell table:formula="of:=[.D47]/[.E47]" office:value-type="float" office:value="0.00296400374682189" calcext:value-type="float">
            <text:p>0.0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1" calcext:value-type="float">
            <text:p>0.1</text:p>
          </table:table-cell>
          <table:table-cell office:value-type="float" office:value="20064.73" calcext:value-type="float">
            <text:p>20064.73</text:p>
          </table:table-cell>
          <table:table-cell office:value-type="float" office:value="19.24" calcext:value-type="float">
            <text:p>19.24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2_</text:p>
          </table:table-cell>
          <table:table-cell table:formula="of:=[.D48]/[.E48]" office:value-type="float" office:value="0.00257460190017396" calcext:value-type="float">
            <text:p>0.0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09" calcext:value-type="float">
            <text:p>0.09</text:p>
          </table:table-cell>
          <table:table-cell office:value-type="float" office:value="20083.35" calcext:value-type="float">
            <text:p>20083.35</text:p>
          </table:table-cell>
          <table:table-cell office:value-type="float" office:value="18.62" calcext:value-type="float">
            <text:p>18.62</text:p>
          </table:table-cell>
          <table:table-cell office:value-type="string" calcext:value-type="string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mpsort_</text:p>
          </table:table-cell>
          <table:table-cell table:formula="of:=[.D49]/[.E49]" office:value-type="float" office:value="0.4655" calcext:value-type="float">
            <text:p>0.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06" calcext:value-type="float">
            <text:p>0.06</text:p>
          </table:table-cell>
          <table:table-cell office:value-type="float" office:value="20094.97" calcext:value-type="float">
            <text:p>20094.97</text:p>
          </table:table-cell>
          <table:table-cell office:value-type="float" office:value="11.62" calcext:value-type="float">
            <text:p>11.62</text:p>
          </table:table-cell>
          <table:table-cell office:value-type="string" calcext:value-type="string">
            <text:p>4115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ftc_</text:p>
          </table:table-cell>
          <table:table-cell table:formula="of:=[.D50]/[.E50]" office:value-type="float" office:value="0.00000282338442638645" calcext:value-type="float">
            <text:p>0.000</text:p>
          </table:table-cell>
          <table:table-cell table:formula="of:=1190/[.I50]/1000000000" office:value-type="float" office:value="0.421479975903614" calcext:value-type="float">
            <text:p>0.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04" calcext:value-type="float">
            <text:p>0.04</text:p>
          </table:table-cell>
          <table:table-cell office:value-type="float" office:value="20103.47" calcext:value-type="float">
            <text:p>20103.47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73937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tj_</text:p>
          </table:table-cell>
          <table:table-cell table:formula="of:=[.D51]/[.E51]" office:value-type="float" office:value="0.0000000310289823837151" calcext:value-type="float">
            <text:p>0.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03" calcext:value-type="float">
            <text:p>0.03</text:p>
          </table:table-cell>
          <table:table-cell office:value-type="float" office:value="20110.02" calcext:value-type="float">
            <text:p>20110.02</text:p>
          </table:table-cell>
          <table:table-cell office:value-type="float" office:value="6.55" calcext:value-type="float">
            <text:p>6.55</text:p>
          </table:table-cell>
          <table:table-cell office:value-type="string" calcext:value-type="string">
            <text:p>48615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part_</text:p>
          </table:table-cell>
          <table:table-cell table:formula="of:=[.D52]/[.E52]" office:value-type="float" office:value="0.000000134730967250481" calcext:value-type="float">
            <text:p>0.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02" calcext:value-type="float">
            <text:p>0.02</text:p>
          </table:table-cell>
          <table:table-cell office:value-type="float" office:value="20114.55" calcext:value-type="float">
            <text:p>20114.55</text:p>
          </table:table-cell>
          <table:table-cell office:value-type="float" office:value="4.53" calcext:value-type="float">
            <text:p>4.53</text:p>
          </table:table-cell>
          <table:table-cell office:value-type="string" calcext:value-type="string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3d_</text:p>
          </table:table-cell>
          <table:table-cell table:formula="of:=[.D53]/[.E53]" office:value-type="float" office:value="0.0794736842105263" calcext:value-type="float">
            <text:p>0.079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D54]/[.E54]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outpMSU</text:p>
          </table:table-cell>
          <table:table-cell office:value-type="string" calcext:value-type="string">
            <text:p>&lt;==</text:p>
          </table:table-cell>
          <table:table-cell table:number-columns-repeated="5"/>
          <table:table-cell table:formula="of:=[.D55]/[.E55]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profile:</text:p>
          </table:table-cell>
          <table:table-cell table:number-columns-repeated="6"/>
          <table:table-cell table:formula="of:=[.D56]/[.E56]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D57]/[.E57]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ach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a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econds,</text:p>
          </table:table-cell>
          <table:table-cell table:number-columns-repeated="2"/>
          <table:table-cell table:formula="of:=[.D58]/[.E58]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table:formula="of:=[.D59]/[.E59]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Ks/call</text:p>
          </table:table-cell>
          <table:table-cell office:value-type="string" calcext:value-type="string">
            <text:p>name</text:p>
          </table:table-cell>
          <table:table-cell table:formula="of:=[.D60]/[.E60]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66.66" calcext:value-type="float">
            <text:p>66.66</text:p>
          </table:table-cell>
          <table:table-cell table:number-columns-repeated="2" office:value-type="float" office:value="13530.07" calcext:value-type="float">
            <text:p>13530.07</text:p>
          </table:table-cell>
          <table:table-cell office:value-type="string" calcext:value-type="string">
            <text:p>3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ve3_</text:p>
          </table:table-cell>
          <table:table-cell table:formula="of:=[.D61]/[.E61]" office:value-type="float" office:value="0.4228146875" calcext:value-type="float">
            <text:p>0.4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23.38" calcext:value-type="float">
            <text:p>23.38</text:p>
          </table:table-cell>
          <table:table-cell office:value-type="float" office:value="18275.51" calcext:value-type="float">
            <text:p>18275.51</text:p>
          </table:table-cell>
          <table:table-cell office:value-type="float" office:value="4745.43" calcext:value-type="float">
            <text:p>4745.43</text:p>
          </table:table-cell>
          <table:table-cell office:value-type="string" calcext:value-type="string">
            <text:p>8355435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qr_</text:p>
          </table:table-cell>
          <table:table-cell table:formula="of:=[.D62]/[.E62]" office:value-type="float" office:value="0.000000567945282980248" calcext:value-type="float">
            <text:p>0.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МГУ</text:p>
          </table:table-cell>
          <table:table-cell table:style-name="ce1" office:value-type="string" calcext:value-type="string">
            <text:p>01,03,1994</text:p>
          </table:table-cell>
          <table:table-cell office:value-type="float" office:value="19074.79" calcext:value-type="float">
            <text:p>19074.79</text:p>
          </table:table-cell>
          <table:table-cell office:value-type="float" office:value="799.28" calcext:value-type="float">
            <text:p>799.28</text:p>
          </table:table-cell>
          <table:table-cell office:value-type="string" calcext:value-type="string">
            <text:p>3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_d_</text:p>
          </table:table-cell>
          <table:table-cell table:formula="of:=[.D63]/[.E63]" office:value-type="float" office:value="0.0249775" calcext:value-type="float">
            <text:p>0.0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МГУ</text:p>
          </table:table-cell>
          <table:table-cell table:style-name="ce1" office:value-type="string" calcext:value-type="string">
            <text:p>02,10,2009</text:p>
          </table:table-cell>
          <table:table-cell office:value-type="float" office:value="19500.28" calcext:value-type="float">
            <text:p>19500.28</text:p>
          </table:table-cell>
          <table:table-cell office:value-type="float" office:value="425.5" calcext:value-type="float">
            <text:p>425.5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ergy_</text:p>
          </table:table-cell>
          <table:table-cell table:formula="of:=[.D64]/[.E64]" office:value-type="float" office:value="0.02659375" calcext:value-type="float">
            <text:p>0.0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84" calcext:value-type="float">
            <text:p>0.84</text:p>
          </table:table-cell>
          <table:table-cell office:value-type="float" office:value="19669.8" calcext:value-type="float">
            <text:p>19669.8</text:p>
          </table:table-cell>
          <table:table-cell office:value-type="float" office:value="169.52" calcext:value-type="float">
            <text:p>169.52</text:p>
          </table:table-cell>
          <table:table-cell office:value-type="string" calcext:value-type="string">
            <text:p>3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transferpart_</text:p>
          </table:table-cell>
          <table:table-cell table:formula="of:=[.D65]/[.E65]" office:value-type="float" office:value="0.0052975" calcext:value-type="float">
            <text:p>0.0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62" calcext:value-type="float">
            <text:p>0.62</text:p>
          </table:table-cell>
          <table:table-cell office:value-type="float" office:value="19795.65" calcext:value-type="float">
            <text:p>19795.65</text:p>
          </table:table-cell>
          <table:table-cell office:value-type="float" office:value="125.84" calcext:value-type="float">
            <text:p>125.84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reducep_</text:p>
          </table:table-cell>
          <table:table-cell table:formula="of:=[.D66]/[.E66]" office:value-type="float" office:value="0.007865" calcext:value-type="float">
            <text:p>0.008</text:p>
          </table:table-cell>
          <table:table-cell table:number-columns-repeated="5"/>
          <table:table-cell>
            <draw:frame table:end-cell-address="Лист1_2.AA111" table:end-x="26.48pt" table:end-y="7.88pt" draw:z-index="3" draw:style-name="gr2" draw:text-style-name="P2" svg:width="785.96pt" svg:height="580.51pt" svg:x="8.5pt" svg:y="3.37pt">
              <loext:p draw:notify-on-update-of-ranges="Лист1_2.A7:Лист1_2.A7 Лист1_2.I7:Лист1_2.I7 Лист1_2.A34:Лист1_2.A34 Лист1_2.I34:Лист1_2.I34 Лист1_2.A61:Лист1_2.A61 Лист1_2.I61:Лист1_2.I61 Лист1_2.A88:Лист1_2.A88 Лист1_2.I88:Лист1_2.I88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47" calcext:value-type="float">
            <text:p>0.47</text:p>
          </table:table-cell>
          <table:table-cell office:value-type="float" office:value="19890.88" calcext:value-type="float">
            <text:p>19890.88</text:p>
          </table:table-cell>
          <table:table-cell office:value-type="float" office:value="95.23" calcext:value-type="float">
            <text:p>95.23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h1_</text:p>
          </table:table-cell>
          <table:table-cell table:formula="of:=[.D67]/[.E67]" office:value-type="float" office:value="0.005951875" calcext:value-type="float">
            <text:p>0.0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34" calcext:value-type="float">
            <text:p>0.34</text:p>
          </table:table-cell>
          <table:table-cell office:value-type="float" office:value="19959.92" calcext:value-type="float">
            <text:p>19959.92</text:p>
          </table:table-cell>
          <table:table-cell office:value-type="float" office:value="69.04" calcext:value-type="float">
            <text:p>69.04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e_</text:p>
          </table:table-cell>
          <table:table-cell table:formula="of:=[.D68]/[.E68]" office:value-type="float" office:value="0.004315" calcext:value-type="float">
            <text:p>0.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25" calcext:value-type="float">
            <text:p>0.25</text:p>
          </table:table-cell>
          <table:table-cell office:value-type="float" office:value="20010.15" calcext:value-type="float">
            <text:p>20010.15</text:p>
          </table:table-cell>
          <table:table-cell office:value-type="float" office:value="50.23" calcext:value-type="float">
            <text:p>50.23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1_</text:p>
          </table:table-cell>
          <table:table-cell table:formula="of:=[.D69]/[.E69]" office:value-type="float" office:value="0.003139375" calcext:value-type="float">
            <text:p>0.0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24" calcext:value-type="float">
            <text:p>0.24</text:p>
          </table:table-cell>
          <table:table-cell office:value-type="float" office:value="20058.43" calcext:value-type="float">
            <text:p>20058.43</text:p>
          </table:table-cell>
          <table:table-cell office:value-type="float" office:value="48.28" calcext:value-type="float">
            <text:p>48.28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2_</text:p>
          </table:table-cell>
          <table:table-cell table:formula="of:=[.D70]/[.E70]" office:value-type="float" office:value="0.0030175" calcext:value-type="float">
            <text:p>0.0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23" calcext:value-type="float">
            <text:p>0.23</text:p>
          </table:table-cell>
          <table:table-cell office:value-type="float" office:value="20104.75" calcext:value-type="float">
            <text:p>20104.75</text:p>
          </table:table-cell>
          <table:table-cell office:value-type="float" office:value="46.32" calcext:value-type="float">
            <text:p>46.32</text:p>
          </table:table-cell>
          <table:table-cell office:value-type="string" calcext:value-type="string">
            <text:p>__intel_new_memcpy</text:p>
          </table:table-cell>
          <table:table-cell table:number-columns-repeated="3"/>
          <table:table-cell table:formula="of:=[.D71]/[.E71]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23" calcext:value-type="float">
            <text:p>0.23</text:p>
          </table:table-cell>
          <table:table-cell office:value-type="float" office:value="20150.66" calcext:value-type="float">
            <text:p>20150.66</text:p>
          </table:table-cell>
          <table:table-cell office:value-type="float" office:value="45.91" calcext:value-type="float">
            <text:p>45.91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h2_</text:p>
          </table:table-cell>
          <table:table-cell table:formula="of:=[.D72]/[.E72]" office:value-type="float" office:value="0.002869375" calcext:value-type="float">
            <text:p>0.0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15" calcext:value-type="float">
            <text:p>0.15</text:p>
          </table:table-cell>
          <table:table-cell office:value-type="float" office:value="20180.34" calcext:value-type="float">
            <text:p>20180.34</text:p>
          </table:table-cell>
          <table:table-cell office:value-type="float" office:value="29.68" calcext:value-type="float">
            <text:p>29.68</text:p>
          </table:table-cell>
          <table:table-cell office:value-type="string" calcext:value-type="string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20.25" calcext:value-type="float">
            <text:p>20.25</text:p>
          </table:table-cell>
          <table:table-cell office:value-type="string" calcext:value-type="string">
            <text:p>MAIN__</text:p>
          </table:table-cell>
          <table:table-cell table:formula="of:=[.D73]/[.E73]" office:value-type="float" office:value="29.68" calcext:value-type="float">
            <text:p>29.680</text:p>
          </table:table-cell>
          <table:table-cell table:number-columns-repeated="2"/>
          <table:table-cell>
            <draw:frame table:end-cell-address="Лист1_2.P89" table:end-x="6.15pt" table:end-y="2.13pt" draw:z-index="2" draw:style-name="gr2" draw:text-style-name="P2" svg:width="227.54pt" svg:height="199.16pt" svg:x="34.89pt" svg:y="7.8pt">
              <loext:p draw:notify-on-update-of-ranges="Лист1_2.A21:Лист1_2.A21 Лист1_2.I21:Лист1_2.I21 Лист1_2.A53:Лист1_2.A53 Лист1_2.I53:Лист1_2.I53 Лист1_2.A80:Лист1_2.A80 Лист1_2.I80:Лист1_2.I80 Лист1_2.A100:Лист1_2.A100 Лист1_2.I100:Лист1_2.I100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11" calcext:value-type="float">
            <text:p>0.11</text:p>
          </table:table-cell>
          <table:table-cell office:value-type="float" office:value="20202.81" calcext:value-type="float">
            <text:p>20202.81</text:p>
          </table:table-cell>
          <table:table-cell office:value-type="float" office:value="22.47" calcext:value-type="float">
            <text:p>22.47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1_</text:p>
          </table:table-cell>
          <table:table-cell table:formula="of:=[.D74]/[.E74]" office:value-type="float" office:value="0.001404375" calcext:value-type="float">
            <text:p>0.0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9" calcext:value-type="float">
            <text:p>0.09</text:p>
          </table:table-cell>
          <table:table-cell office:value-type="float" office:value="20220.94" calcext:value-type="float">
            <text:p>20220.94</text:p>
          </table:table-cell>
          <table:table-cell office:value-type="float" office:value="18.13" calcext:value-type="float">
            <text:p>18.13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2_</text:p>
          </table:table-cell>
          <table:table-cell table:formula="of:=[.D75]/[.E75]" office:value-type="float" office:value="0.001133125" calcext:value-type="float">
            <text:p>0.0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8" calcext:value-type="float">
            <text:p>0.08</text:p>
          </table:table-cell>
          <table:table-cell office:value-type="float" office:value="20237.13" calcext:value-type="float">
            <text:p>20237.13</text:p>
          </table:table-cell>
          <table:table-cell office:value-type="float" office:value="16.19" calcext:value-type="float">
            <text:p>16.19</text:p>
          </table:table-cell>
          <table:table-cell office:value-type="string" calcext:value-type="string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mpsort_</text:p>
          </table:table-cell>
          <table:table-cell table:formula="of:=[.D76]/[.E76]" office:value-type="float" office:value="0.192738095238095" calcext:value-type="float">
            <text:p>0.1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7" calcext:value-type="float">
            <text:p>0.07</text:p>
          </table:table-cell>
          <table:table-cell office:value-type="float" office:value="20251.46" calcext:value-type="float">
            <text:p>20251.46</text:p>
          </table:table-cell>
          <table:table-cell office:value-type="float" office:value="14.33" calcext:value-type="float">
            <text:p>14.33</text:p>
          </table:table-cell>
          <table:table-cell office:value-type="string" calcext:value-type="string">
            <text:p>8881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ftc_</text:p>
          </table:table-cell>
          <table:table-cell table:formula="of:=[.D77]/[.E77]" office:value-type="float" office:value="0.00000161354031688896" calcext:value-type="float">
            <text:p>0.000</text:p>
          </table:table-cell>
          <table:table-cell table:formula="of:=1190/[.I77]/1000000000" office:value-type="float" office:value="0.737508686671319" calcext:value-type="float">
            <text:p>0.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5" calcext:value-type="float">
            <text:p>0.05</text:p>
          </table:table-cell>
          <table:table-cell office:value-type="float" office:value="20261.59" calcext:value-type="float">
            <text:p>20261.59</text:p>
          </table:table-cell>
          <table:table-cell office:value-type="float" office:value="10.13" calcext:value-type="float">
            <text:p>10.13</text:p>
          </table:table-cell>
          <table:table-cell office:value-type="string" calcext:value-type="string">
            <text:p>591103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tj_</text:p>
          </table:table-cell>
          <table:table-cell table:formula="of:=[.D78]/[.E78]" office:value-type="float" office:value="0.0000000171374423007863" calcext:value-type="float">
            <text:p>0.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5" calcext:value-type="float">
            <text:p>0.05</text:p>
          </table:table-cell>
          <table:table-cell office:value-type="float" office:value="20271" calcext:value-type="float">
            <text:p>20271</text:p>
          </table:table-cell>
          <table:table-cell office:value-type="float" office:value="9.41" calcext:value-type="float">
            <text:p>9.41</text:p>
          </table:table-cell>
          <table:table-cell office:value-type="string" calcext:value-type="string">
            <text:p>279731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part_</text:p>
          </table:table-cell>
          <table:table-cell table:formula="of:=[.D79]/[.E79]" office:value-type="float" office:value="0.0000000336393709363278" calcext:value-type="float">
            <text:p>0.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3" calcext:value-type="float">
            <text:p>0.03</text:p>
          </table:table-cell>
          <table:table-cell office:value-type="float" office:value="20276.14" calcext:value-type="float">
            <text:p>20276.14</text:p>
          </table:table-cell>
          <table:table-cell office:value-type="float" office:value="5.14" calcext:value-type="float">
            <text:p>5.14</text:p>
          </table:table-cell>
          <table:table-cell office:value-type="string" calcext:value-type="string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3d_</text:p>
          </table:table-cell>
          <table:table-cell table:formula="of:=[.D80]/[.E80]" office:value-type="float" office:value="0.0417886178861789" calcext:value-type="float">
            <text:p>0.042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D81]/[.E81]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outpNSU</text:p>
          </table:table-cell>
          <table:table-cell office:value-type="string" calcext:value-type="string">
            <text:p>&lt;==</text:p>
          </table:table-cell>
          <table:table-cell table:number-columns-repeated="5"/>
          <table:table-cell table:formula="of:=[.D82]/[.E82]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profile:</text:p>
          </table:table-cell>
          <table:table-cell table:number-columns-repeated="6"/>
          <table:table-cell table:formula="of:=[.D83]/[.E83]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D84]/[.E84]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ach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a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econds,</text:p>
          </table:table-cell>
          <table:table-cell table:number-columns-repeated="2"/>
          <table:table-cell table:formula="of:=[.D85]/[.E85]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table:formula="of:=[.D86]/[.E86]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Ks/call</text:p>
          </table:table-cell>
          <table:table-cell office:value-type="string" calcext:value-type="string">
            <text:p>name</text:p>
          </table:table-cell>
          <table:table-cell table:formula="of:=[.D87]/[.E87]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85.44" calcext:value-type="float">
            <text:p>85.44</text:p>
          </table:table-cell>
          <table:table-cell table:number-columns-repeated="2" office:value-type="float" office:value="23925.38" calcext:value-type="float">
            <text:p>23925.38</text:p>
          </table:table-cell>
          <table:table-cell office:value-type="string" calcext:value-type="string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ve3_</text:p>
          </table:table-cell>
          <table:table-cell table:formula="of:=[.D88]/[.E88]" office:value-type="float" office:value="1.196269" calcext:value-type="float">
            <text:p>1.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ластер НГУ</text:p>
          </table:table-cell>
          <table:table-cell table:style-name="ce1" office:value-type="string" calcext:value-type="string">
            <text:p>01,04,1952</text:p>
          </table:table-cell>
          <table:table-cell office:value-type="float" office:value="25192.36" calcext:value-type="float">
            <text:p>25192.36</text:p>
          </table:table-cell>
          <table:table-cell office:value-type="float" office:value="1266.97" calcext:value-type="float">
            <text:p>1266.97</text:p>
          </table:table-cell>
          <table:table-cell office:value-type="string" calcext:value-type="string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_d_</text:p>
          </table:table-cell>
          <table:table-cell table:formula="of:=[.D89]/[.E89]" office:value-type="float" office:value="0.0633485" calcext:value-type="float">
            <text:p>0.0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ластер НГУ</text:p>
          </table:table-cell>
          <table:table-cell table:style-name="ce1" office:value-type="string" calcext:value-type="string">
            <text:p>01,02,1939</text:p>
          </table:table-cell>
          <table:table-cell office:value-type="float" office:value="25860.33" calcext:value-type="float">
            <text:p>25860.33</text:p>
          </table:table-cell>
          <table:table-cell office:value-type="float" office:value="667.97" calcext:value-type="float">
            <text:p>667.97</text:p>
          </table:table-cell>
          <table:table-cell office:value-type="string" calcext:value-type="string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ergy_</text:p>
          </table:table-cell>
          <table:table-cell table:formula="of:=[.D90]/[.E90]" office:value-type="float" office:value="0.066797" calcext:value-type="float">
            <text:p>0.0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ластер НГУ</text:p>
          </table:table-cell>
          <table:table-cell table:style-name="ce1" office:value-type="string" calcext:value-type="string">
            <text:p>01,01,2029</text:p>
          </table:table-cell>
          <table:table-cell office:value-type="float" office:value="26220.2" calcext:value-type="float">
            <text:p>26220.2</text:p>
          </table:table-cell>
          <table:table-cell office:value-type="float" office:value="359.87" calcext:value-type="float">
            <text:p>359.87</text:p>
          </table:table-cell>
          <table:table-cell office:value-type="string" calcext:value-type="string">
            <text:p>1</text:p>
          </table:table-cell>
          <table:table-cell office:value-type="float" office:value="0.36" calcext:value-type="float">
            <text:p>0.36</text:p>
          </table:table-cell>
          <table:table-cell office:value-type="float" office:value="27.63" calcext:value-type="float">
            <text:p>27.63</text:p>
          </table:table-cell>
          <table:table-cell office:value-type="string" calcext:value-type="string">
            <text:p>MAIN__</text:p>
          </table:table-cell>
          <table:table-cell table:formula="of:=[.D91]/[.E91]" office:value-type="float" office:value="359.87" calcext:value-type="float">
            <text:p>359.8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ластер НГУ</text:p>
          </table:table-cell>
          <table:table-cell table:style-name="ce1" office:value-type="string" calcext:value-type="string">
            <text:p>01,01,2028</text:p>
          </table:table-cell>
          <table:table-cell office:value-type="float" office:value="26577.75" calcext:value-type="float">
            <text:p>26577.75</text:p>
          </table:table-cell>
          <table:table-cell office:value-type="float" office:value="357.55" calcext:value-type="float">
            <text:p>357.55</text:p>
          </table:table-cell>
          <table:table-cell office:value-type="string" calcext:value-type="string">
            <text:p>__intel_new_memcpy</text:p>
          </table:table-cell>
          <table:table-cell table:number-columns-repeated="3"/>
          <table:table-cell table:formula="of:=[.D92]/[.E92]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ластер НГУ</text:p>
          </table:table-cell>
          <table:table-cell table:style-name="ce1" office:value-type="string" calcext:value-type="string">
            <text:p>01,01,2017</text:p>
          </table:table-cell>
          <table:table-cell office:value-type="float" office:value="26906.25" calcext:value-type="float">
            <text:p>26906.25</text:p>
          </table:table-cell>
          <table:table-cell office:value-type="float" office:value="328.51" calcext:value-type="float">
            <text:p>328.51</text:p>
          </table:table-cell>
          <table:table-cell office:value-type="string" calcext:value-type="string">
            <text:p>809892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qr_</text:p>
          </table:table-cell>
          <table:table-cell table:formula="of:=[.D93]/[.E93]" office:value-type="float" office:value="0.000000405621965134074" calcext:value-type="float">
            <text:p>0.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81" calcext:value-type="float">
            <text:p>0.81</text:p>
          </table:table-cell>
          <table:table-cell office:value-type="float" office:value="27133.69" calcext:value-type="float">
            <text:p>27133.69</text:p>
          </table:table-cell>
          <table:table-cell office:value-type="float" office:value="227.43" calcext:value-type="float">
            <text:p>227.43</text:p>
          </table:table-cell>
          <table:table-cell office:value-type="string" calcext:value-type="string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1_</text:p>
          </table:table-cell>
          <table:table-cell table:formula="of:=[.D94]/[.E94]" office:value-type="float" office:value="0.022743" calcext:value-type="float">
            <text:p>0.0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64" calcext:value-type="float">
            <text:p>0.64</text:p>
          </table:table-cell>
          <table:table-cell office:value-type="float" office:value="27312.54" calcext:value-type="float">
            <text:p>27312.54</text:p>
          </table:table-cell>
          <table:table-cell office:value-type="float" office:value="178.85" calcext:value-type="float">
            <text:p>178.85</text:p>
          </table:table-cell>
          <table:table-cell office:value-type="string" calcext:value-type="string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transferpart_</text:p>
          </table:table-cell>
          <table:table-cell table:formula="of:=[.D95]/[.E95]" office:value-type="float" office:value="0.0089425" calcext:value-type="float">
            <text:p>0.0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6" calcext:value-type="float">
            <text:p>0.6</text:p>
          </table:table-cell>
          <table:table-cell office:value-type="float" office:value="27481.53" calcext:value-type="float">
            <text:p>27481.53</text:p>
          </table:table-cell>
          <table:table-cell office:value-type="float" office:value="168.99" calcext:value-type="float">
            <text:p>168.99</text:p>
          </table:table-cell>
          <table:table-cell office:value-type="string" calcext:value-type="string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mpsort_</text:p>
          </table:table-cell>
          <table:table-cell table:formula="of:=[.D96]/[.E96]" office:value-type="float" office:value="0.828382352941177" calcext:value-type="float">
            <text:p>0.8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5" calcext:value-type="float">
            <text:p>0.5</text:p>
          </table:table-cell>
          <table:table-cell office:value-type="float" office:value="27620.61" calcext:value-type="float">
            <text:p>27620.61</text:p>
          </table:table-cell>
          <table:table-cell office:value-type="float" office:value="139.07" calcext:value-type="float">
            <text:p>139.07</text:p>
          </table:table-cell>
          <table:table-cell office:value-type="string" calcext:value-type="string">
            <text:p>43755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ier_</text:p>
          </table:table-cell>
          <table:table-cell table:formula="of:=[.D97]/[.E97]" office:value-type="float" office:value="0.00000317833428681076" calcext:value-type="float">
            <text:p>0.000</text:p>
          </table:table-cell>
          <table:table-cell table:formula="of:=1190/[.I97]/1000000000" office:value-type="float" office:value="0.374409955849573" calcext:value-type="float">
            <text:p>0.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37" calcext:value-type="float">
            <text:p>0.37</text:p>
          </table:table-cell>
          <table:table-cell office:value-type="float" office:value="27723.75" calcext:value-type="float">
            <text:p>27723.75</text:p>
          </table:table-cell>
          <table:table-cell office:value-type="float" office:value="103.14" calcext:value-type="float">
            <text:p>103.14</text:p>
          </table:table-cell>
          <table:table-cell office:value-type="string" calcext:value-type="string">
            <text:p>1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cdens2d_</text:p>
          </table:table-cell>
          <table:table-cell table:formula="of:=[.D98]/[.E98]" office:value-type="float" office:value="0.0729420084865629" calcext:value-type="float">
            <text:p>0.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25" calcext:value-type="float">
            <text:p>0.25</text:p>
          </table:table-cell>
          <table:table-cell office:value-type="float" office:value="27793" calcext:value-type="float">
            <text:p>27793</text:p>
          </table:table-cell>
          <table:table-cell office:value-type="float" office:value="69.25" calcext:value-type="float">
            <text:p>69.25</text:p>
          </table:table-cell>
          <table:table-cell office:value-type="string" calcext:value-type="string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2_</text:p>
          </table:table-cell>
          <table:table-cell table:formula="of:=[.D99]/[.E99]" office:value-type="float" office:value="0.006925" calcext:value-type="float">
            <text:p>0.0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18" calcext:value-type="float">
            <text:p>0.18</text:p>
          </table:table-cell>
          <table:table-cell office:value-type="float" office:value="27843.53" calcext:value-type="float">
            <text:p>27843.53</text:p>
          </table:table-cell>
          <table:table-cell office:value-type="float" office:value="50.53" calcext:value-type="float">
            <text:p>50.53</text:p>
          </table:table-cell>
          <table:table-cell office:value-type="string" calcext:value-type="string">
            <text:p>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3d_</text:p>
          </table:table-cell>
          <table:table-cell table:formula="of:=[.D100]/[.E100]" office:value-type="float" office:value="0.0833828382838284" calcext:value-type="float">
            <text:p>0.0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12" calcext:value-type="float">
            <text:p>0.12</text:p>
          </table:table-cell>
          <table:table-cell office:value-type="float" office:value="27876.09" calcext:value-type="float">
            <text:p>27876.09</text:p>
          </table:table-cell>
          <table:table-cell office:value-type="float" office:value="32.56" calcext:value-type="float">
            <text:p>32.56</text:p>
          </table:table-cell>
          <table:table-cell office:value-type="string" calcext:value-type="string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utput_</text:p>
          </table:table-cell>
          <table:table-cell table:formula="of:=[.D101]/[.E101]" office:value-type="float" office:value="0.322376237623762" calcext:value-type="float">
            <text:p>0.3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12" calcext:value-type="float">
            <text:p>0.12</text:p>
          </table:table-cell>
          <table:table-cell office:value-type="float" office:value="27908.32" calcext:value-type="float">
            <text:p>27908.32</text:p>
          </table:table-cell>
          <table:table-cell office:value-type="float" office:value="32.23" calcext:value-type="float">
            <text:p>32.23</text:p>
          </table:table-cell>
          <table:table-cell office:value-type="string" calcext:value-type="string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1_</text:p>
          </table:table-cell>
          <table:table-cell table:formula="of:=[.D102]/[.E102]" office:value-type="float" office:value="0.003223" calcext:value-type="float">
            <text:p>0.0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09" calcext:value-type="float">
            <text:p>0.09</text:p>
          </table:table-cell>
          <table:table-cell office:value-type="float" office:value="27934.5" calcext:value-type="float">
            <text:p>27934.5</text:p>
          </table:table-cell>
          <table:table-cell office:value-type="float" office:value="26.18" calcext:value-type="float">
            <text:p>26.18</text:p>
          </table:table-cell>
          <table:table-cell office:value-type="string" calcext:value-type="string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2_</text:p>
          </table:table-cell>
          <table:table-cell table:formula="of:=[.D103]/[.E103]" office:value-type="float" office:value="0.002618" calcext:value-type="float">
            <text:p>0.0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09" calcext:value-type="float">
            <text:p>0.09</text:p>
          </table:table-cell>
          <table:table-cell office:value-type="float" office:value="27960.05" calcext:value-type="float">
            <text:p>27960.05</text:p>
          </table:table-cell>
          <table:table-cell office:value-type="float" office:value="25.55" calcext:value-type="float">
            <text:p>25.55</text:p>
          </table:table-cell>
          <table:table-cell office:value-type="string" calcext:value-type="string">
            <text:p>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gather_</text:p>
          </table:table-cell>
          <table:table-cell table:formula="of:=[.D104]/[.E104]" office:value-type="float" office:value="0.0421617161716172" calcext:value-type="float">
            <text:p>0.0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05" calcext:value-type="float">
            <text:p>0.05</text:p>
          </table:table-cell>
          <table:table-cell office:value-type="float" office:value="27973.79" calcext:value-type="float">
            <text:p>27973.79</text:p>
          </table:table-cell>
          <table:table-cell office:value-type="float" office:value="13.74" calcext:value-type="float">
            <text:p>13.74</text:p>
          </table:table-cell>
          <table:table-cell office:value-type="string" calcext:value-type="string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nssort_</text:p>
          </table:table-cell>
          <table:table-cell table:formula="of:=[.D105]/[.E105]" office:value-type="float" office:value="0.068019801980198" calcext:value-type="float">
            <text:p>0.0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03" calcext:value-type="float">
            <text:p>0.03</text:p>
          </table:table-cell>
          <table:table-cell office:value-type="float" office:value="27982.85" calcext:value-type="float">
            <text:p>27982.85</text:p>
          </table:table-cell>
          <table:table-cell office:value-type="float" office:value="9.06" calcext:value-type="float">
            <text:p>9.06</text:p>
          </table:table-cell>
          <table:table-cell office:value-type="string" calcext:value-type="string">
            <text:p>sin,L</text:p>
          </table:table-cell>
          <table:table-cell table:number-columns-repeated="3"/>
          <table:table-cell table:formula="of:=[.D106]/[.E106]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02" calcext:value-type="float">
            <text:p>0.02</text:p>
          </table:table-cell>
          <table:table-cell office:value-type="float" office:value="27988.96" calcext:value-type="float">
            <text:p>27988.96</text:p>
          </table:table-cell>
          <table:table-cell office:value-type="float" office:value="6.11" calcext:value-type="float">
            <text:p>6.11</text:p>
          </table:table-cell>
          <table:table-cell office:value-type="string" calcext:value-type="string">
            <text:p>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tmaxharm_</text:p>
          </table:table-cell>
          <table:table-cell table:formula="of:=[.D107]/[.E107]" office:value-type="float" office:value="0.0201650165016502" calcext:value-type="float">
            <text:p>0.020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D108]/[.E108]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D109]/[.E109]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D110]/[.E110]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D111]/[.E111]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D112]/[.E112]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D113]/[.E113]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D114]/[.E114]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D115]/[.E115]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D116]/[.E116]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D117]/[.E117]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D118]/[.E118]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 table:number-rows-repeated="65417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Лист1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Лист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ru" fo:country="RU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number:number-style style:name="N124">
      <number:scientific-number number:decimal-places="2" loext:min-decimal-places="2" number:min-integer-digits="1" number:min-exponent-digits="1" loext:exponent-interval="1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scientific-number number:decimal-places="0" loext:min-decimal-places="0" number:min-integer-digits="1" number:min-exponent-digits="1" loext:exponent-interval="1" loext:forced-exponent-sign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7">00/00/0000</text:date>, <text:time style:data-style-name="N2" text:time-value="18:52:01.36774345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3T09:08:33</meta:creation-date>
    <dc:date>2018-05-27T20:27:55.958727479</dc:date>
    <meta:editing-duration>PT3H41M40S</meta:editing-duration>
    <meta:editing-cycles>12</meta:editing-cycles>
    <meta:generator>LibreOffice/5.1.6.2$Linux_X86_64 LibreOffice_project/10m0$Build-2</meta:generator>
    <meta:document-statistic meta:table-count="4" meta:cell-count="834" meta:object-count="5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37.8931427001953pt" style:font-size-asian="37.8931427001953pt" style:font-size-complex="37.8931427001953pt"/>
    </style:style>
    <style:style style:name="ch3" style:family="chart">
      <style:graphic-properties draw:stroke="none" svg:stroke-color="#b3b3b3" draw:fill="none" draw:fill-color="#e6e6e6"/>
      <style:text-properties fo:font-size="23.3188571929932pt" style:font-size-asian="23.3188571929932pt" style:font-size-complex="23.3188571929932pt"/>
    </style:style>
    <style:style style:name="ch4" style:family="chart">
      <style:chart-properties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125">
      <style:chart-properties chart:display-label="true" chart:logarithmic="false" chart:reverse-direction="false" text:line-break="false" loext:try-staggering-first="true" chart:link-data-style-to-source="false" chart:axis-position="start"/>
      <style:graphic-properties svg:stroke-color="#b3b3b3"/>
      <style:text-properties fo:font-size="14pt" style:font-size-asian="8pt" style:font-size-complex="8pt"/>
    </style:style>
    <style:style style:name="ch7" style:family="chart">
      <style:chart-properties style:rotation-angle="90"/>
      <style:text-properties fo:font-size="26.233715057373pt" style:font-size-asian="26.233715057373pt" style:font-size-complex="26.233715057373pt"/>
    </style:style>
    <style:style style:name="ch8" style:family="chart">
      <style:graphic-properties svg:stroke-color="#b3b3b3"/>
    </style:style>
    <style:style style:name="ch9" style:family="chart" style:data-style-name="N125">
      <style:chart-properties chart:link-data-style-to-source="true"/>
      <style:graphic-properties draw:fill="hatch" draw:fill-color="#004586" draw:fill-hatch-name="Black_20_-45_20_Degrees"/>
      <style:text-properties fo:font-size="6pt" style:font-size-asian="6pt" style:font-size-complex="6pt"/>
    </style:style>
    <style:style style:name="ch10" style:family="chart" style:data-style-name="N125">
      <style:chart-properties chart:link-data-style-to-source="true"/>
      <style:graphic-properties draw:fill-color="#000000"/>
      <style:text-properties fo:font-size="6pt" style:font-size-asian="6pt" style:font-size-complex="6pt"/>
    </style:style>
    <style:style style:name="ch11" style:family="chart" style:data-style-name="N125">
      <style:chart-properties chart:link-data-style-to-source="true"/>
      <style:graphic-properties svg:stroke-width="0.102cm" draw:fill-color="#ffffff"/>
      <style:text-properties fo:font-size="6pt" style:font-size-asian="6pt" style:font-size-complex="6pt"/>
    </style:style>
    <style:style style:name="ch12" style:family="chart" style:data-style-name="N125">
      <style:chart-properties chart:link-data-style-to-source="true"/>
      <style:graphic-properties draw:fill="hatch" draw:fill-color="#579d1c" draw:fill-hatch-name="Black_20_45_20_Degrees_20_Wid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28cm" svg:height="20.48cm" xlink:href=".." xlink:type="simple" chart:class="chart:bar" chart:style-name="ch1">
        <chart:title svg:x="7.493cm" svg:y="0.414cm" chart:style-name="ch2">
          <text:p>Движение частиц</text:p>
        </chart:title>
        <chart:legend chart:legend-position="end" svg:x="19.783cm" svg:y="6.839cm" style:legend-expansion="high" chart:style-name="ch3"/>
        <chart:plot-area chart:style-name="ch4" table:cell-range-address="Лист1_2.A7:Лист1_2.A7 Лист1_2.I7:Лист1_2.I7 Лист1_2.A34:Лист1_2.A34 Лист1_2.I34:Лист1_2.I34 Лист1_2.A61:Лист1_2.A61 Лист1_2.I61:Лист1_2.I61 Лист1_2.A88:Лист1_2.A88 Лист1_2.I88:Лист1_2.I88" chart:data-source-has-labels="column" svg:x="0.391cm" svg:y="2.307cm" svg:width="18.839cm" svg:height="17.338cm">
          <chartooo:coordinate-region svg:x="1.339cm" svg:y="2.582cm" svg:width="17.891cm" svg:height="16.789cm"/>
          <chart:axis chart:dimension="x" chart:name="primary-x" chart:style-name="ch5"/>
          <chart:axis chart:dimension="y" chart:name="primary-y" chart:style-name="ch6">
            <chart:title svg:x="0.557cm" svg:y="13.298cm" chart:style-name="ch7">
              <text:p>время, сек</text:p>
            </chart:title>
            <chart:grid chart:style-name="ch8" chart:class="major"/>
          </chart:axis>
          <chart:series chart:style-name="ch9" chart:values-cell-range-address="Лист1_2.I7:Лист1_2.I7" chart:label-cell-address="Лист1_2.A7:Лист1_2.A7" chart:class="chart:bar">
            <chart:data-point/>
          </chart:series>
          <chart:series chart:style-name="ch10" chart:values-cell-range-address="Лист1_2.I34:Лист1_2.I34" chart:label-cell-address="Лист1_2.A34:Лист1_2.A34" chart:class="chart:bar">
            <chart:data-point/>
          </chart:series>
          <chart:series chart:style-name="ch11" chart:values-cell-range-address="Лист1_2.I61:Лист1_2.I61" chart:label-cell-address="Лист1_2.A61:Лист1_2.A61" chart:class="chart:bar">
            <chart:data-point/>
          </chart:series>
          <chart:series chart:style-name="ch12" chart:values-cell-range-address="Лист1_2.I88:Лист1_2.I88" chart:label-cell-address="Лист1_2.A88:Лист1_2.A88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7:Лист1_2.A7</svg:desc>
                </draw:g>
              </table:table-cell>
              <table:table-cell office:value-type="float" office:value="1.88207083333333">
                <text:p>1.88207083333333</text:p>
                <draw:g>
                  <svg:desc>Лист1_2.I7:Лист1_2.I7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34:Лист1_2.A34</svg:desc>
                </draw:g>
              </table:table-cell>
              <table:table-cell office:value-type="float" office:value="0.878058603157613">
                <text:p>0.878058603157613</text:p>
                <draw:g>
                  <svg:desc>Лист1_2.I34:Лист1_2.I34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61:Лист1_2.A61</svg:desc>
                </draw:g>
              </table:table-cell>
              <table:table-cell office:value-type="float" office:value="0.4228146875">
                <text:p>0.4228146875</text:p>
                <draw:g>
                  <svg:desc>Лист1_2.I61:Лист1_2.I61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88:Лист1_2.A88</svg:desc>
                </draw:g>
              </table:table-cell>
              <table:table-cell office:value-type="float" office:value="1.196269">
                <text:p>1.196269</text:p>
                <draw:g>
                  <svg:desc>Лист1_2.I88:Лист1_2.I88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123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3">
      <style:chart-properties chart:link-data-style-to-source="true"/>
      <style:graphic-properties draw:fill-color="#004586"/>
      <style:text-properties fo:font-size="6pt" style:font-size-asian="6pt" style:font-size-complex="6pt"/>
    </style:style>
    <style:style style:name="ch10" style:family="chart" style:data-style-name="N123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1" style:family="chart" style:data-style-name="N123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2" style:family="chart" style:data-style-name="N123">
      <style:chart-properties chart:link-data-style-to-source="true"/>
      <style:graphic-properties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cm" svg:height="7cm" xlink:href=".." xlink:type="simple" chart:class="chart:bar" chart:style-name="ch1">
        <chart:title svg:x="2.073cm" svg:y="0.143cm" chart:style-name="ch2">
          <text:p>Пересылка частиц</text:p>
        </chart:title>
        <chart:legend chart:legend-position="end" svg:x="5.708cm" svg:y="2.338cm" style:legend-expansion="high" chart:style-name="ch3"/>
        <chart:plot-area chart:style-name="ch4" table:cell-range-address="Лист1_2.A13:Лист1_2.A13 Лист1_2.I13:Лист1_2.I13 Лист1_2.A39:Лист1_2.A39 Лист1_2.I39:Лист1_2.I39 Лист1_2.A65:Лист1_2.A65 Лист1_2.I65:Лист1_2.I65 Лист1_2.A95:Лист1_2.A95 Лист1_2.I95:Лист1_2.I95" chart:data-source-has-labels="column" svg:x="0.057cm" svg:y="0.788cm" svg:width="5.492cm" svg:height="5.929cm">
          <chartooo:coordinate-region svg:x="0.98cm" svg:y="0.938cm" svg:width="4.569cm" svg:height="5.629cm"/>
          <chart:axis chart:dimension="x" chart:name="primary-x" chart:style-name="ch5"/>
          <chart:axis chart:dimension="y" chart:name="primary-y" chart:style-name="ch6">
            <chart:title svg:x="0.162cm" svg:y="4.545cm" chart:style-name="ch7">
              <text:p>время, сек</text:p>
            </chart:title>
            <chart:grid chart:style-name="ch8" chart:class="major"/>
          </chart:axis>
          <chart:series chart:style-name="ch9" chart:values-cell-range-address="Лист1_2.I13:Лист1_2.I13" chart:label-cell-address="Лист1_2.A13:Лист1_2.A13" chart:class="chart:bar">
            <chart:data-point/>
          </chart:series>
          <chart:series chart:style-name="ch10" chart:values-cell-range-address="Лист1_2.I39:Лист1_2.I39" chart:label-cell-address="Лист1_2.A39:Лист1_2.A39" chart:class="chart:bar">
            <chart:data-point/>
          </chart:series>
          <chart:series chart:style-name="ch11" chart:values-cell-range-address="Лист1_2.I65:Лист1_2.I65" chart:label-cell-address="Лист1_2.A65:Лист1_2.A65" chart:class="chart:bar">
            <chart:data-point/>
          </chart:series>
          <chart:series chart:style-name="ch12" chart:values-cell-range-address="Лист1_2.I95:Лист1_2.I95" chart:label-cell-address="Лист1_2.A95:Лист1_2.A95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13:Лист1_2.A13</svg:desc>
                </draw:g>
              </table:table-cell>
              <table:table-cell office:value-type="float" office:value="0.00654166666666667">
                <text:p>0.00654166666666667</text:p>
                <draw:g>
                  <svg:desc>Лист1_2.I13:Лист1_2.I13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39:Лист1_2.A39</svg:desc>
                </draw:g>
              </table:table-cell>
              <table:table-cell office:value-type="float" office:value="0.0107667090386031">
                <text:p>0.0107667090386031</text:p>
                <draw:g>
                  <svg:desc>Лист1_2.I39:Лист1_2.I39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65:Лист1_2.A65</svg:desc>
                </draw:g>
              </table:table-cell>
              <table:table-cell office:value-type="float" office:value="0.0052975">
                <text:p>0.0052975</text:p>
                <draw:g>
                  <svg:desc>Лист1_2.I65:Лист1_2.I65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95:Лист1_2.A95</svg:desc>
                </draw:g>
              </table:table-cell>
              <table:table-cell office:value-type="float" office:value="0.0089425">
                <text:p>0.0089425</text:p>
                <draw:g>
                  <svg:desc>Лист1_2.I95:Лист1_2.I95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scientific-number number:decimal-places="0" loext:min-decimal-places="0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8.3047142028809pt" style:font-size-asian="28.3047142028809pt" style:font-size-complex="28.3047142028809pt"/>
    </style:style>
    <style:style style:name="ch3" style:family="chart">
      <style:graphic-properties draw:stroke="none" svg:stroke-color="#b3b3b3" draw:fill="none" draw:fill-color="#e6e6e6"/>
      <style:text-properties fo:font-size="17.418285369873pt" style:font-size-asian="17.418285369873pt" style:font-size-complex="17.418285369873pt"/>
    </style:style>
    <style:style style:name="ch4" style:family="chart">
      <style:chart-properties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126">
      <style:chart-properties chart:display-label="true" chart:logarithmic="false" chart:reverse-direction="false" text:line-break="false" loext:try-staggering-first="true" chart:link-data-style-to-source="false" chart:axis-position="start"/>
      <style:graphic-properties svg:stroke-color="#b3b3b3"/>
      <style:text-properties fo:font-size="14pt" style:font-size-asian="8pt" style:font-size-complex="8pt"/>
    </style:style>
    <style:style style:name="ch7" style:family="chart">
      <style:chart-properties style:rotation-angle="90"/>
      <style:text-properties fo:font-size="19.5955715179443pt" style:font-size-asian="19.5955715179443pt" style:font-size-complex="19.5955715179443pt"/>
    </style:style>
    <style:style style:name="ch8" style:family="chart">
      <style:graphic-properties svg:stroke-color="#b3b3b3"/>
    </style:style>
    <style:style style:name="ch9" style:family="chart" style:data-style-name="N126">
      <style:chart-properties chart:link-data-style-to-source="true"/>
      <style:graphic-properties draw:fill="hatch" draw:fill-color="#004586" draw:fill-hatch-name="Black_20_-45_20_Degrees"/>
      <style:text-properties fo:font-size="6pt" style:font-size-asian="6pt" style:font-size-complex="6pt"/>
    </style:style>
    <style:style style:name="ch10" style:family="chart" style:data-style-name="N126">
      <style:chart-properties chart:link-data-style-to-source="true"/>
      <style:graphic-properties draw:fill-color="#000000"/>
      <style:text-properties fo:font-size="6pt" style:font-size-asian="6pt" style:font-size-complex="6pt"/>
    </style:style>
    <style:style style:name="ch11" style:family="chart" style:data-style-name="N126">
      <style:chart-properties chart:link-data-style-to-source="true"/>
      <style:graphic-properties svg:stroke-width="0.102cm" draw:fill-color="#ffffff"/>
      <style:text-properties fo:font-size="6pt" style:font-size-asian="6pt" style:font-size-complex="6pt"/>
    </style:style>
    <style:style style:name="ch12" style:family="chart" style:data-style-name="N126">
      <style:chart-properties chart:link-data-style-to-source="true"/>
      <style:graphic-properties draw:fill="hatch" draw:fill-color="#579d1c" draw:fill-hatch-name="Black_20_45_20_Degrees_20_Wid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649cm" svg:height="15.298cm" xlink:href=".." xlink:type="simple" chart:class="chart:bar" chart:style-name="ch1">
        <chart:title svg:x="2.917cm" svg:y="0.31cm" chart:style-name="ch2">
          <text:p>Преобразование Фурье(1D)</text:p>
        </chart:title>
        <chart:legend chart:legend-position="end" svg:x="14.732cm" svg:y="5.108cm" style:legend-expansion="high" chart:style-name="ch3"/>
        <chart:plot-area chart:style-name="ch4" table:cell-range-address="Лист1_2.A17:Лист1_2.A17 Лист1_2.I17:Лист1_2.I17 Лист1_2.A50:Лист1_2.A50 Лист1_2.I50:Лист1_2.I50 Лист1_2.A77:Лист1_2.A77 Лист1_2.I77:Лист1_2.I77 Лист1_2.A97:Лист1_2.A97 Лист1_2.I97:Лист1_2.I97" chart:data-source-has-labels="column" svg:x="0.322cm" svg:y="1.726cm" svg:width="14cm" svg:height="12.943cm">
          <chartooo:coordinate-region svg:x="1.743cm" svg:y="2.001cm" svg:width="12.579cm" svg:height="12.394cm"/>
          <chart:axis chart:dimension="x" chart:name="primary-x" chart:style-name="ch5"/>
          <chart:axis chart:dimension="y" chart:name="primary-y" chart:style-name="ch6">
            <chart:title svg:x="0.416cm" svg:y="9.932cm" chart:style-name="ch7">
              <text:p>время, сек</text:p>
            </chart:title>
            <chart:grid chart:style-name="ch8" chart:class="major"/>
          </chart:axis>
          <chart:series chart:style-name="ch9" chart:values-cell-range-address="Лист1_2.I17:Лист1_2.I17" chart:label-cell-address="Лист1_2.A17:Лист1_2.A17" chart:class="chart:bar">
            <chart:data-point/>
          </chart:series>
          <chart:series chart:style-name="ch10" chart:values-cell-range-address="Лист1_2.I50:Лист1_2.I50" chart:label-cell-address="Лист1_2.A50:Лист1_2.A50" chart:class="chart:bar">
            <chart:data-point/>
          </chart:series>
          <chart:series chart:style-name="ch11" chart:values-cell-range-address="Лист1_2.I77:Лист1_2.I77" chart:label-cell-address="Лист1_2.A77:Лист1_2.A77" chart:class="chart:bar">
            <chart:data-point/>
          </chart:series>
          <chart:series chart:style-name="ch12" chart:values-cell-range-address="Лист1_2.I97:Лист1_2.I97" chart:label-cell-address="Лист1_2.A97:Лист1_2.A97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17:Лист1_2.A17</svg:desc>
                </draw:g>
              </table:table-cell>
              <table:table-cell office:value-type="float" office:value="0.00000333545694606024">
                <text:p>0.00000333545694606024</text:p>
                <draw:g>
                  <svg:desc>Лист1_2.I17:Лист1_2.I17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50:Лист1_2.A50</svg:desc>
                </draw:g>
              </table:table-cell>
              <table:table-cell office:value-type="float" office:value="0.00000282338442638645">
                <text:p>0.00000282338442638645</text:p>
                <draw:g>
                  <svg:desc>Лист1_2.I50:Лист1_2.I50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77:Лист1_2.A77</svg:desc>
                </draw:g>
              </table:table-cell>
              <table:table-cell office:value-type="float" office:value="0.00000161354031688896">
                <text:p>0.00000161354031688896</text:p>
                <draw:g>
                  <svg:desc>Лист1_2.I77:Лист1_2.I77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97:Лист1_2.A97</svg:desc>
                </draw:g>
              </table:table-cell>
              <table:table-cell office:value-type="float" office:value="0.00000317833428681076">
                <text:p>0.00000317833428681076</text:p>
                <draw:g>
                  <svg:desc>Лист1_2.I97:Лист1_2.I97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123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3">
      <style:chart-properties chart:link-data-style-to-source="true"/>
      <style:graphic-properties draw:fill-color="#004586"/>
      <style:text-properties fo:font-size="6pt" style:font-size-asian="6pt" style:font-size-complex="6pt"/>
    </style:style>
    <style:style style:name="ch10" style:family="chart" style:data-style-name="N123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1" style:family="chart" style:data-style-name="N123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2" style:family="chart" style:data-style-name="N123">
      <style:chart-properties chart:link-data-style-to-source="true"/>
      <style:graphic-properties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026cm" svg:height="7.025cm" xlink:href=".." xlink:type="simple" chart:class="chart:bar" chart:style-name="ch1">
        <chart:title svg:x="1.067cm" svg:y="0.143cm" chart:style-name="ch2">
          <text:p>Преобразование Фурье (3D)</text:p>
        </chart:title>
        <chart:legend chart:legend-position="end" svg:x="5.726cm" svg:y="2.346cm" style:legend-expansion="high" chart:style-name="ch3"/>
        <chart:plot-area chart:style-name="ch4" table:cell-range-address="Лист1_2.A21:Лист1_2.A21 Лист1_2.I21:Лист1_2.I21 Лист1_2.A53:Лист1_2.A53 Лист1_2.I53:Лист1_2.I53 Лист1_2.A80:Лист1_2.A80 Лист1_2.I80:Лист1_2.I80 Лист1_2.A100:Лист1_2.A100 Лист1_2.I100:Лист1_2.I100" chart:data-source-has-labels="column" svg:x="0.057cm" svg:y="0.789cm" svg:width="5.509cm" svg:height="5.951cm">
          <chartooo:coordinate-region svg:x="0.98cm" svg:y="0.939cm" svg:width="4.586cm" svg:height="5.651cm"/>
          <chart:axis chart:dimension="x" chart:name="primary-x" chart:style-name="ch5"/>
          <chart:axis chart:dimension="y" chart:name="primary-y" chart:style-name="ch6">
            <chart:title svg:x="0.162cm" svg:y="4.561cm" chart:style-name="ch7">
              <text:p>время, сек</text:p>
            </chart:title>
            <chart:grid chart:style-name="ch8" chart:class="major"/>
          </chart:axis>
          <chart:series chart:style-name="ch9" chart:values-cell-range-address="Лист1_2.I21:Лист1_2.I21" chart:label-cell-address="Лист1_2.A21:Лист1_2.A21" chart:class="chart:bar">
            <chart:data-point/>
          </chart:series>
          <chart:series chart:style-name="ch10" chart:values-cell-range-address="Лист1_2.I53:Лист1_2.I53" chart:label-cell-address="Лист1_2.A53:Лист1_2.A53" chart:class="chart:bar">
            <chart:data-point/>
          </chart:series>
          <chart:series chart:style-name="ch11" chart:values-cell-range-address="Лист1_2.I80:Лист1_2.I80" chart:label-cell-address="Лист1_2.A80:Лист1_2.A80" chart:class="chart:bar">
            <chart:data-point/>
          </chart:series>
          <chart:series chart:style-name="ch12" chart:values-cell-range-address="Лист1_2.I100:Лист1_2.I100" chart:label-cell-address="Лист1_2.A100:Лист1_2.A100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21:Лист1_2.A21</svg:desc>
                </draw:g>
              </table:table-cell>
              <table:table-cell office:value-type="float" office:value="0.0591666666666667">
                <text:p>0.0591666666666667</text:p>
                <draw:g>
                  <svg:desc>Лист1_2.I21:Лист1_2.I21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53:Лист1_2.A53</svg:desc>
                </draw:g>
              </table:table-cell>
              <table:table-cell office:value-type="float" office:value="0.0794736842105263">
                <text:p>0.0794736842105263</text:p>
                <draw:g>
                  <svg:desc>Лист1_2.I53:Лист1_2.I53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80:Лист1_2.A80</svg:desc>
                </draw:g>
              </table:table-cell>
              <table:table-cell office:value-type="float" office:value="0.0417886178861789">
                <text:p>0.0417886178861789</text:p>
                <draw:g>
                  <svg:desc>Лист1_2.I80:Лист1_2.I80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100:Лист1_2.A100</svg:desc>
                </draw:g>
              </table:table-cell>
              <table:table-cell office:value-type="float" office:value="0.0833828382838284">
                <text:p>0.0833828382838284</text:p>
                <draw:g>
                  <svg:desc>Лист1_2.I100:Лист1_2.I100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8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="hatch" draw:fill-color="#004586" draw:fill-hatch-name="Black_20_-45_20_Degrees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fff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hatch" draw:fill-color="#579d1c" draw:fill-hatch-name="Black_20_45_20_Degrees_20_Wide" dr3d:edge-rounding="5%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685cm" svg:height="15.979cm" xlink:href=".." xlink:type="simple" chart:class="chart:bar" chart:style-name="ch1">
        <chart:title svg:x="4.677cm" svg:y="0.454cm" chart:style-name="ch2">
          <text:p>Преобразование Фурье (1D)</text:p>
        </chart:title>
        <chart:legend chart:legend-position="end" svg:x="17.277cm" svg:y="6.175cm" style:legend-expansion="high" chart:style-name="ch3"/>
        <chart:plot-area chart:style-name="ch4" table:cell-range-address="Лист1_2.A17:Лист1_2.A17 Лист1_2.J17:Лист1_2.J17 Лист1_2.A50:Лист1_2.A50 Лист1_2.J50:Лист1_2.J50 Лист1_2.A77:Лист1_2.A77 Лист1_2.J77:Лист1_2.J77 Лист1_2.A97:Лист1_2.A97 Лист1_2.J97:Лист1_2.J97" chart:data-source-has-labels="column" svg:x="2.033cm" svg:y="2.462cm" svg:width="14.791cm" svg:height="13.198cm">
          <chartooo:coordinate-region svg:x="2.782cm" svg:y="2.662cm" svg:width="14.042cm" svg:height="12.798cm"/>
          <chart:axis chart:dimension="x" chart:name="primary-x" chart:style-name="ch5"/>
          <chart:axis chart:dimension="y" chart:name="primary-y" chart:style-name="ch6">
            <chart:title svg:x="0.451cm" svg:y="11.827cm" chart:style-name="ch7">
              <text:p>скорость (GFlops)</text:p>
            </chart:title>
            <chart:grid chart:style-name="ch8" chart:class="major"/>
          </chart:axis>
          <chart:series chart:style-name="ch9" chart:values-cell-range-address="Лист1_2.J17:Лист1_2.J17" chart:label-cell-address="Лист1_2.A17:Лист1_2.A17" chart:class="chart:bar">
            <chart:data-point/>
          </chart:series>
          <chart:series chart:style-name="ch10" chart:values-cell-range-address="Лист1_2.J50:Лист1_2.J50" chart:label-cell-address="Лист1_2.A50:Лист1_2.A50" chart:class="chart:bar">
            <chart:data-point/>
          </chart:series>
          <chart:series chart:style-name="ch11" chart:values-cell-range-address="Лист1_2.J77:Лист1_2.J77" chart:label-cell-address="Лист1_2.A77:Лист1_2.A77" chart:class="chart:bar">
            <chart:data-point/>
          </chart:series>
          <chart:series chart:style-name="ch12" chart:values-cell-range-address="Лист1_2.J97:Лист1_2.J97" chart:label-cell-address="Лист1_2.A97:Лист1_2.A97" chart:class="chart:bar"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17:Лист1_2.A17</svg:desc>
                </draw:g>
              </table:table-cell>
              <table:table-cell office:value-type="float" office:value="0.356772705882353">
                <text:p>0.356772705882353</text:p>
                <draw:g>
                  <svg:desc>Лист1_2.J17:Лист1_2.J17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50:Лист1_2.A50</svg:desc>
                </draw:g>
              </table:table-cell>
              <table:table-cell office:value-type="float" office:value="0.421479975903614">
                <text:p>0.421479975903614</text:p>
                <draw:g>
                  <svg:desc>Лист1_2.J50:Лист1_2.J50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77:Лист1_2.A77</svg:desc>
                </draw:g>
              </table:table-cell>
              <table:table-cell office:value-type="float" office:value="0.737508686671319">
                <text:p>0.737508686671319</text:p>
                <draw:g>
                  <svg:desc>Лист1_2.J77:Лист1_2.J77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97:Лист1_2.A97</svg:desc>
                </draw:g>
              </table:table-cell>
              <table:table-cell office:value-type="float" office:value="0.374409955849573">
                <text:p>0.374409955849573</text:p>
                <draw:g>
                  <svg:desc>Лист1_2.J97:Лист1_2.J97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</office:styles>
</office:document-styles>
</file>